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651cm"/>
    </style:style>
    <style:style style:name="gr4" style:family="graphic" style:parent-style-name="standard">
      <style:graphic-properties draw:stroke="none" svg:stroke-color="#000000" draw:fill="none" draw:fill-color="#ffffff" fo:min-height="1.143cm"/>
    </style:style>
    <style:style style:name="gr5" style:family="graphic" style:parent-style-name="standard">
      <style:graphic-properties draw:stroke="none" svg:stroke-color="#000000" draw:fill="none" draw:fill-color="#ffffff" fo:min-height="0.889cm"/>
    </style:style>
    <style:style style:name="gr6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556cm" svg:height="2.286cm" svg:x="1.127cm" svg:y="1.127cm">
          <text:p text:style-name="P1">IDL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2" draw:id="id2" draw:layer="layout" svg:width="3.556cm" svg:height="2.286cm" svg:x="6.842cm" svg:y="5.064cm">
          <text:p text:style-name="P1">WAIT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7" draw:id="id7" draw:layer="layout" svg:width="3.556cm" svg:height="2.286cm" svg:x="6.588cm" svg:y="8.239cm">
          <text:p text:style-name="P1">WAIT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2" draw:id="id12" draw:layer="layout" svg:width="3.556cm" svg:height="2.286cm" svg:x="11.287cm" svg:y="18.399cm">
          <text:p text:style-name="P1">WAIT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3" draw:id="id3" draw:layer="layout" svg:width="3.556cm" svg:height="2.286cm" svg:x="1.127cm" svg:y="5.064cm">
          <text:p text:style-name="P1">LATCH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6" draw:id="id6" draw:layer="layout" svg:width="3.556cm" svg:height="2.286cm" svg:x="1.127cm" svg:y="11.668cm">
          <text:p text:style-name="P1">LATCH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0" draw:id="id10" draw:layer="layout" svg:width="3.556cm" svg:height="2.286cm" svg:x="5.953cm" svg:y="16.875cm">
          <text:p text:style-name="P1">LATCH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3" draw:id="id13" draw:layer="layout" svg:width="3.556cm" svg:height="2.286cm" svg:x="11.287cm" svg:y="22.336cm">
          <text:p text:style-name="P1">LATCH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5" draw:id="id5" draw:layer="layout" svg:width="3.556cm" svg:height="2.286cm" svg:x="1.127cm" svg:y="8.239cm">
          <text:p text:style-name="P1">STUFF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8" draw:id="id8" draw:layer="layout" svg:width="3.556cm" svg:height="2.286cm" svg:x="1.127cm" svg:y="15.097cm">
          <text:p text:style-name="P1">STUFF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11" draw:id="id11" draw:layer="layout" svg:width="3.556cm" svg:height="2.286cm" svg:x="5.953cm" svg:y="20.304cm">
          <text:p text:style-name="P1">STUFF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4" draw:id="id4" draw:layer="layout" svg:width="3.556cm" svg:height="2.286cm" svg:x="7.731cm" svg:y="1.127cm">
          <text:p text:style-name="P1">FRAM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curve" svg:x1="4.163cm" svg:y1="3.079cm" svg:x2="7.362cm" svg:y2="5.398cm" draw:start-shape="id1" draw:start-glue-point="9" draw:end-shape="id2" draw:end-glue-point="5" svg:d="M4163 3079c0 1740 3199 581 3199 2319" svg:viewBox="0 0 3200 2320">
          <text:p/>
        </draw:connector>
        <draw:connector draw:style-name="gr2" draw:text-style-name="P1" draw:layer="layout" draw:type="curve" svg:x1="2.905cm" svg:y1="3.413cm" svg:x2="2.905cm" svg:y2="5.064cm" draw:start-shape="id1" draw:start-glue-point="8" draw:end-shape="id3" draw:end-glue-point="4" svg:d="M2905 3413v1651" svg:viewBox="0 0 1 1652">
          <text:p/>
        </draw:connector>
        <draw:connector draw:style-name="gr2" draw:text-style-name="P1" draw:layer="layout" draw:type="curve" svg:x1="4.683cm" svg:y1="2.27cm" svg:x2="7.731cm" svg:y2="2.27cm" draw:start-shape="id1" draw:start-glue-point="10" draw:end-shape="id4" draw:end-glue-point="6" svg:d="M4683 2270h3048" svg:viewBox="0 0 3049 1">
          <text:p/>
        </draw:connector>
        <draw:connector draw:style-name="gr2" draw:text-style-name="P1" draw:layer="layout" draw:type="curve" svg:x1="6.842cm" svg:y1="6.207cm" svg:x2="4.683cm" svg:y2="6.207cm" draw:start-shape="id2" draw:start-glue-point="6" draw:end-shape="id3" draw:end-glue-point="10" svg:d="M6842 6207h-2159" svg:viewBox="0 0 2160 1">
          <text:p/>
        </draw:connector>
        <draw:connector draw:style-name="gr2" draw:text-style-name="P1" draw:layer="layout" draw:type="curve" svg:x1="2.905cm" svg:y1="7.35cm" svg:x2="2.905cm" svg:y2="8.239cm" draw:start-shape="id3" draw:start-glue-point="8" draw:end-shape="id5" draw:end-glue-point="4" svg:d="M2905 7350v889" svg:viewBox="0 0 1 890">
          <text:p/>
        </draw:connector>
        <draw:connector draw:style-name="gr2" draw:text-style-name="P1" draw:layer="layout" draw:type="curve" svg:x1="2.905cm" svg:y1="10.525cm" svg:x2="2.905cm" svg:y2="11.668cm" draw:start-shape="id5" draw:start-glue-point="8" draw:end-shape="id6" draw:end-glue-point="4" svg:d="M2905 10525v1143" svg:viewBox="0 0 1 1144">
          <text:p/>
        </draw:connector>
        <draw:connector draw:style-name="gr2" draw:text-style-name="P1" draw:layer="layout" draw:type="curve" svg:x1="4.683cm" svg:y1="9.382cm" svg:x2="6.588cm" svg:y2="9.382cm" draw:start-shape="id5" draw:start-glue-point="10" draw:end-shape="id7" draw:end-glue-point="6" svg:d="M4683 9382h1905" svg:viewBox="0 0 1906 1">
          <text:p/>
        </draw:connector>
        <draw:connector draw:style-name="gr2" draw:text-style-name="P1" draw:layer="layout" draw:type="curve" svg:x1="2.905cm" svg:y1="13.954cm" svg:x2="2.905cm" svg:y2="15.097cm" draw:start-shape="id6" draw:start-glue-point="8" draw:end-shape="id8" draw:end-glue-point="4" svg:d="M2905 13954v1143" svg:viewBox="0 0 1 1144">
          <text:p/>
        </draw:connector>
        <draw:custom-shape draw:style-name="gr1" draw:text-style-name="P1" xml:id="id9" draw:id="id9" draw:layer="layout" svg:width="3.556cm" svg:height="2.286cm" svg:x="5.953cm" svg:y="13.446cm">
          <text:p text:style-name="P1">WAIT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curve" svg:x1="4.163cm" svg:y1="15.431cm" svg:x2="5.953cm" svg:y2="14.589cm" draw:start-shape="id8" draw:start-glue-point="11" draw:end-shape="id9" draw:end-glue-point="6" svg:d="M4163 15431c0-562 596-842 1790-842" svg:viewBox="0 0 1791 843">
          <text:p/>
        </draw:connector>
        <draw:connector draw:style-name="gr2" draw:text-style-name="P1" draw:layer="layout" draw:type="curve" svg:x1="4.163cm" svg:y1="17.049cm" svg:x2="5.953cm" svg:y2="18.018cm" draw:start-shape="id8" draw:start-glue-point="9" draw:end-shape="id10" draw:end-glue-point="6" svg:d="M4163 17049c0 646 596 969 1790 969" svg:viewBox="0 0 1791 970">
          <text:p/>
        </draw:connector>
        <draw:connector draw:style-name="gr2" draw:text-style-name="P1" draw:layer="layout" draw:type="curve" svg:x1="7.731cm" svg:y1="15.732cm" svg:x2="7.731cm" svg:y2="16.875cm" draw:start-shape="id9" draw:start-glue-point="8" draw:end-shape="id10" draw:end-glue-point="4" svg:d="M7731 15732v1143" svg:viewBox="0 0 1 1144">
          <text:p/>
        </draw:connector>
        <draw:connector draw:style-name="gr2" draw:text-style-name="P1" draw:layer="layout" draw:type="curve" svg:x1="7.731cm" svg:y1="19.161cm" svg:x2="7.731cm" svg:y2="20.304cm" draw:start-shape="id10" draw:start-glue-point="8" draw:end-shape="id11" draw:end-glue-point="4" svg:d="M7731 19161v1143" svg:viewBox="0 0 1 1144">
          <text:p/>
        </draw:connector>
        <draw:connector draw:style-name="gr2" draw:text-style-name="P1" draw:layer="layout" draw:type="curve" svg:x1="8.989cm" svg:y1="20.638cm" svg:x2="11.287cm" svg:y2="19.542cm" draw:start-shape="id11" draw:start-glue-point="11" draw:end-shape="id12" draw:end-glue-point="6" svg:d="M8989 20638c0-731 766-1096 2298-1096" svg:viewBox="0 0 2299 1097">
          <text:p/>
        </draw:connector>
        <draw:connector draw:style-name="gr2" draw:text-style-name="P1" draw:layer="layout" draw:type="curve" svg:x1="8.989cm" svg:y1="22.256cm" svg:x2="11.287cm" svg:y2="23.479cm" draw:start-shape="id11" draw:start-glue-point="9" draw:end-shape="id13" draw:end-glue-point="6" svg:d="M8989 22256c0 816 766 1223 2298 1223" svg:viewBox="0 0 2299 1224">
          <text:p/>
        </draw:connector>
        <draw:connector draw:style-name="gr2" draw:text-style-name="P1" draw:layer="layout" draw:type="curve" svg:x1="13.065cm" svg:y1="20.685cm" svg:x2="13.065cm" svg:y2="22.336cm" draw:start-shape="id12" draw:start-glue-point="8" draw:end-shape="id13" draw:end-glue-point="4" svg:d="M13065 20685v1651" svg:viewBox="0 0 1 1652">
          <text:p/>
        </draw:connector>
        <draw:frame draw:style-name="gr3" draw:text-style-name="P2" draw:layer="layout" svg:width="2.921cm" svg:height="1.901cm" svg:x="4.302cm" svg:y="3.036cm">
          <draw:text-box>
            <text:p text:style-name="P2"><text:span text:style-name="T1">next_triangle &amp;&amp; opcode != 4'd2 &amp;&amp; fifo_empty</text:span></text:p>
          </draw:text-box>
        </draw:frame>
        <draw:frame draw:style-name="gr3" draw:text-style-name="P2" draw:layer="layout" svg:width="2.921cm" svg:height="1.901cm" svg:x="1cm" svg:y="3.286cm">
          <draw:text-box>
            <text:p text:style-name="P2"><text:span text:style-name="T1">next_triangle &amp;&amp; opcode != 4'd2 &amp;&amp; !fifo_empty</text:span></text:p>
          </draw:text-box>
        </draw:frame>
        <draw:frame draw:style-name="gr4" draw:text-style-name="P2" draw:layer="layout" svg:width="2.921cm" svg:height="1.433cm" svg:x="4.937cm" svg:y="1.091cm">
          <draw:text-box>
            <text:p text:style-name="P2"><text:span text:style-name="T1">next_triangle &amp;&amp; opcode != 4'd2</text:span></text:p>
          </draw:text-box>
        </draw:frame>
        <draw:frame draw:style-name="gr5" draw:layer="layout" svg:width="2.159cm" svg:height="1.139cm" svg:x="12.43cm" svg:y="9.001cm">
          <draw:text-box>
            <text:p/>
          </draw:text-box>
        </draw:frame>
        <draw:frame draw:style-name="gr6" draw:text-style-name="P2" draw:layer="layout" svg:width="3.048cm" svg:height="0.645cm" svg:x="4.302cm" svg:y="5.308cm">
          <draw:text-box>
            <text:p text:style-name="P2"><text:span text:style-name="T1">fifo_empty == 0</text:span></text:p>
          </draw:text-box>
        </draw:frame>
        <draw:frame draw:style-name="gr6" draw:text-style-name="P2" draw:layer="layout" svg:width="3.048cm" svg:height="0.645cm" svg:x="8.112cm" svg:y="11.287cm">
          <draw:text-box>
            <text:p text:style-name="P2"><text:span text:style-name="T1">fifo_empty == 0</text:span></text:p>
          </draw:text-box>
        </draw:frame>
        <draw:connector draw:style-name="gr2" draw:text-style-name="P1" draw:layer="layout" draw:type="curve" svg:x1="8.366cm" svg:y1="10.525cm" svg:x2="4.683cm" svg:y2="12.811cm" draw:start-shape="id7" draw:start-glue-point="8" draw:end-shape="id6" draw:end-glue-point="10" svg:d="M8366 10525c0 1524-1227 2286-3683 2286" svg:viewBox="0 0 3684 2287">
          <text:p/>
        </draw:connector>
        <draw:frame draw:style-name="gr6" draw:text-style-name="P2" draw:layer="layout" svg:width="3.048cm" svg:height="0.645cm" svg:x="2.778cm" svg:y="10.642cm">
          <draw:text-box>
            <text:p text:style-name="P2"><text:span text:style-name="T1">fifo_empty == 0</text:span></text:p>
          </draw:text-box>
        </draw:frame>
        <draw:frame draw:style-name="gr6" draw:text-style-name="P2" draw:layer="layout" svg:width="3.048cm" svg:height="0.645cm" svg:x="4.048cm" svg:y="7.985cm">
          <draw:text-box>
            <text:p text:style-name="P2"><text:span text:style-name="T1">fifo_empty == 1</text:span></text:p>
          </draw:text-box>
        </draw:frame>
        <draw:frame draw:style-name="gr6" draw:text-style-name="P2" draw:layer="layout" svg:width="3.048cm" svg:height="0.645cm" svg:x="3.159cm" svg:y="18.018cm">
          <draw:text-box>
            <text:p text:style-name="P2"><text:span text:style-name="T1">fifo_empty == 0</text:span></text:p>
          </draw:text-box>
        </draw:frame>
        <draw:frame draw:style-name="gr6" draw:text-style-name="P2" draw:layer="layout" svg:width="3.048cm" svg:height="0.645cm" svg:x="3.159cm" svg:y="13.827cm">
          <draw:text-box>
            <text:p text:style-name="P2"><text:span text:style-name="T1">fifo_empty == 1</text:span></text:p>
          </draw:text-box>
        </draw:frame>
        <draw:frame draw:style-name="gr6" draw:text-style-name="P2" draw:layer="layout" svg:width="3.048cm" svg:height="0.645cm" svg:x="7.731cm" svg:y="15.849cm">
          <draw:text-box>
            <text:p text:style-name="P2"><text:span text:style-name="T1">fifo_empty == 0</text:span></text:p>
          </draw:text-box>
        </draw:frame>
        <draw:frame draw:style-name="gr6" draw:text-style-name="P2" draw:layer="layout" svg:width="3.048cm" svg:height="0.645cm" svg:x="8.62cm" svg:y="18.907cm">
          <draw:text-box>
            <text:p text:style-name="P2"><text:span text:style-name="T1">fifo_empty == 1</text:span></text:p>
          </draw:text-box>
        </draw:frame>
        <draw:frame draw:style-name="gr6" draw:text-style-name="P2" draw:layer="layout" svg:width="3.048cm" svg:height="0.645cm" svg:x="8.493cm" svg:y="23.596cm">
          <draw:text-box>
            <text:p text:style-name="P2"><text:span text:style-name="T1">fifo_empty == 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6-04-30T21:19:12.188305122</meta:creation-date>
    <dc:date>2016-04-30T21:35:54.231311620</dc:date>
    <dc:creator>Mentor Graphics</dc:creator>
    <meta:editing-duration>PT1M16S</meta:editing-duration>
    <meta:editing-cycles>1</meta:editing-cycles>
    <meta:document-statistic meta:object-count="42"/>
    <meta:generator>LibreOffice/4.2.8.2$Linux_X86_64 LibreOffice_project/420$Build-2</meta:generator>
  </office:meta>
</office:document-meta>
</file>